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dec43" officeooo:paragraph-rsid="001dec43"/>
    </style:style>
    <style:style style:name="P2" style:family="paragraph" style:parent-style-name="Heading_20_3">
      <style:text-properties officeooo:rsid="001dec43" officeooo:paragraph-rsid="001dec43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>
      <style:text-properties officeooo:rsid="001dec43" officeooo:paragraph-rsid="001dec43"/>
    </style:style>
    <style:style style:name="T1" style:family="text">
      <style:text-properties officeooo:rsid="001dec4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Handling Errors</text:h>
      <text:p text:style-name="P1">Handling Existing Directories:</text:p>
      <text:p text:style-name="P1"/>
      <text:p text:style-name="P1">Before creating a directory, check if it already exists using File.exists() method.</text:p>
      <text:p text:style-name="P1">If it exists and you're trying to create it, decide whether to skip or handle it based on your application logic.</text:p>
      <text:p text:style-name="P1">Handling Permissions:</text:p>
      <text:p text:style-name="P1"/>
      <text:p text:style-name="P1">Check if you have write permissions to the directory where you're creating files using File.canWrite() method.</text:p>
      <text:p text:style-name="P1">If permissions are insufficient, decide how to handle this situation (e.g., log an error, inform the user).</text:p>
      <text:p text:style-name="P1">Adding Debugging Mode</text:p>
      <text:p text:style-name="P1">Define a Debugging Flag:</text:p>
      <text:p text:style-name="P1"/>
      <text:p text:style-name="P1">Introduce a boolean flag (debugMode) that controls whether debugging information should be printed.</text:p>
      <text:p text:style-name="P1">Print Debug Information:</text:p>
      <text:p text:style-name="P1"/>
      <text:p text:style-name="P1">Use System.out.println() or a logging framework (like Log4j or java.util.logging) to print additional information when debugMode is enabled.</text:p>
      <text:p text:style-name="P1">Here’s a basic example of how you can implement these changes:</text:p>
      <text:p text:style-name="P1"/>
      <text:p text:style-name="P1"/>
      <text:p text:style-name="P1">Code</text:p>
      <text:p text:style-name="P1">import java.io.File;</text:p>
      <text:p text:style-name="P1"/>
      <text:p text:style-name="P1">public class FileOperations {</text:p>
      <text:p text:style-name="P1"><text:s text:c="4"/></text:p>
      <text:p text:style-name="P1"><text:s text:c="4"/>private boolean debugMode = false; // Set to true to enable debugging</text:p>
      <text:p text:style-name="P1"><text:s text:c="4"/></text:p>
      <text:p text:style-name="P1"><text:s text:c="4"/>public void createDirectory(String directoryPath) {</text:p>
      <text:p text:style-name="P1"><text:s text:c="8"/>File dir = new File(directoryPath);</text:p>
      <text:p text:style-name="P1"><text:soft-page-break/><text:s text:c="8"/></text:p>
      <text:p text:style-name="P1"><text:s text:c="8"/>if (dir.exists()) {</text:p>
      <text:p text:style-name="P1"><text:s text:c="12"/>if (debugMode) {</text:p>
      <text:p text:style-name="P1"><text:s text:c="16"/>System.out.println("Directory already exists: " + directoryPath);</text:p>
      <text:p text:style-name="P1"><text:s text:c="12"/>}</text:p>
      <text:p text:style-name="P1"><text:s text:c="12"/>// Decide what to do if directory already exists</text:p>
      <text:p text:style-name="P1"><text:s text:c="12"/>// Example: throw new RuntimeException("Directory already exists");</text:p>
      <text:p text:style-name="P1"><text:s text:c="8"/>} else {</text:p>
      <text:p text:style-name="P1"><text:s text:c="12"/>if (!dir.mkdirs()) {</text:p>
      <text:p text:style-name="P1"><text:s text:c="16"/>if (debugMode) {</text:p>
      <text:p text:style-name="P1"><text:s text:c="20"/>System.out.println("Failed to create directory: " + directoryPath);</text:p>
      <text:p text:style-name="P1"><text:s text:c="16"/>}</text:p>
      <text:p text:style-name="P1"><text:s text:c="16"/>// Handle failure to create directory</text:p>
      <text:p text:style-name="P1"><text:s text:c="16"/>// Example: throw new RuntimeException("Failed to create directory");</text:p>
      <text:p text:style-name="P1"><text:s text:c="12"/>} else {</text:p>
      <text:p text:style-name="P1"><text:s text:c="16"/>if (debugMode) {</text:p>
      <text:p text:style-name="P1"><text:s text:c="20"/>System.out.println("Created directory: " + directoryPath);</text:p>
      <text:p text:style-name="P1"><text:s text:c="16"/>}</text:p>
      <text:p text:style-name="P1"><text:s text:c="16"/>// Directory created successfully</text:p>
      <text:p text:style-name="P1"><text:s text:c="12"/>}</text:p>
      <text:p text:style-name="P1"><text:s text:c="8"/>}</text:p>
      <text:p text:style-name="P1"><text:s text:c="8"/></text:p>
      <text:p text:style-name="P1"><text:s text:c="8"/>// Check permissions</text:p>
      <text:p text:style-name="P1"><text:s text:c="8"/>if (!dir.canWrite()) {</text:p>
      <text:p text:style-name="P1"><text:s text:c="12"/>if (debugMode) {</text:p>
      <text:p text:style-name="P1"><text:s text:c="16"/>System.out.println("Insufficient permissions to write to directory: " + directoryPath);</text:p>
      <text:p text:style-name="P1"><text:s text:c="12"/>}</text:p>
      <text:p text:style-name="P1"><text:s text:c="12"/>// Handle lack of permissions</text:p>
      <text:p text:style-name="P1"><text:s text:c="12"/>// Example: throw new SecurityException("Insufficient permissions to write to directory");</text:p>
      <text:p text:style-name="P1"><text:s text:c="8"/>}</text:p>
      <text:p text:style-name="P1"><text:s text:c="4"/>}</text:p>
      <text:p text:style-name="P1"><text:s text:c="4"/></text:p>
      <text:p text:style-name="P1"><text:soft-page-break/><text:s text:c="4"/>public static void main(String[] args) {</text:p>
      <text:p text:style-name="P1"><text:s text:c="8"/>FileOperations fileOps = new FileOperations();</text:p>
      <text:p text:style-name="P1"><text:s text:c="8"/></text:p>
      <text:p text:style-name="P1"><text:s text:c="8"/>// Example usage:</text:p>
      <text:p text:style-name="P1"><text:s text:c="8"/>String path = "/path/to/your/directory";</text:p>
      <text:p text:style-name="P1"><text:s text:c="8"/>fileOps.createDirectory(path);</text:p>
      <text:p text:style-name="P1"><text:s text:c="4"/>}</text:p>
      <text:p text:style-name="P1">}</text:p>
      <text:p text:style-name="P1">Explanation:</text:p>
      <text:p text:style-name="P1">createDirectory method: Checks if the directory exists (File.exists()), creates it if it doesn't (File.mkdirs()), and checks permissions (File.canWrite()).</text:p>
      <text:p text:style-name="P1">debugMode: Controls whether debug information is printed. You can set this to true during development or troubleshooting.</text:p>
      <text:p text:style-name="P1">System.out.println(): Used for debugging output. In a real application, you might want to use a logging framework for better control and formatting of log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5:23:11.805007894</meta:creation-date>
    <dc:date>2024-06-24T21:47:38.044140507</dc:date>
    <meta:editing-duration>PT11M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65" meta:word-count="349" meta:character-count="2955" meta:non-whitespace-character-count="2205"/>
  </office:meta>
</office:document-meta>
</file>